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entury" svg:font-family="Centur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entury" fo:font-size="15pt" fo:font-style="italic" style:font-size-asian="13.1000003814697pt" style:font-style-asian="italic" style:font-size-complex="15pt" style:font-style-complex="italic"/>
    </style:style>
    <style:style style:name="P2" style:family="paragraph" style:parent-style-name="Standard">
      <style:text-properties style:font-name="Century" fo:font-size="15pt" fo:font-style="italic" officeooo:rsid="00074522" officeooo:paragraph-rsid="00074522" style:font-size-asian="13.1000003814697pt" style:font-style-asian="italic" style:font-size-complex="15pt" style:font-style-complex="italic"/>
    </style:style>
    <style:style style:name="T1" style:family="text">
      <style:text-properties officeooo:rsid="000745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Il fut un temps où j’avais du mal à cerner les gens, je les acceptais sans même me dire qu’elles se foutaient peut-être de moi, qu’elles m’utilisaient peut-être.</text:span></text:p>
      <text:p text:style-name="P2">Le problème est-il que je m’accroche très facilement aux autres, et souvent, elles peuvent finir par m’être indispensable. Quand on s’attache aux mauvaises personnes, et qu’elles nous trahissent, ça fait mal, n’est-ce pas ?</text:p>
      <text:p text:style-name="P2">J’étais jeune à cette époque, j’étais seule aussi, j’avais besoin de quelqu’un avec qui parler. Je me suis donc mise à parler à un groupe de filles de ma classe. En classe, je discutais avec certaines d’entre elles, et pourtant dans la cour, ça restait pareille, j’étais toujours aussi seule. Personne ne l’a remarqué, je m’y attendais, mais quand il s’agissait de demander des réponses ou de l’aide, là, elles savaient que j’étais là. Mais le problème de s’attacher survient, on ne remarque ça que trop tard, que quand plus personne n’a besoin de nous. Quand bien même nous le remarquons, si tu apprécies trop la personne, accepterais-tu de la lâcher pour ton bien ? Non, bien-sûr que non. C’est le problème qui m’est arrivé, je les pensais mes amies mais quand je me suis mise à leur dire non plusieurs fois, je n’étais plus rien pour elles, je n’avais jamais été quelqu’un pour elles. Je n’étais qu’une utilité, et encore, elles ont pu se passer facilement de moi. </text:p>
      <text:p text:style-name="P2"><text:tab/>Le plus gros problème maintenant, c’est que ça m’est arrivé plusieurs fois, mais maintenant, j’arrive à cerner ces personnes, et je les refuse directement, avant de m’attacher à el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entury" svg:font-family="Centur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3T17:05:28.851000000</meta:creation-date>
    <dc:date>2025-04-13T17:20:34.660000000</dc:date>
    <meta:editing-duration>PT15M10S</meta:editing-duration>
    <meta:editing-cycles>1</meta:editing-cycles>
    <meta:document-statistic meta:table-count="0" meta:image-count="0" meta:object-count="0" meta:page-count="1" meta:paragraph-count="4" meta:word-count="260" meta:character-count="1538" meta:non-whitespace-character-count="1279"/>
    <meta:generator>LibreOffice/7.5.2.2$Windows_X86_64 LibreOffice_project/53bb9681a964705cf672590721dbc85eb4d0c3a2</meta:generator>
  </office:meta>
</office:document-meta>
</file>